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2.501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Playing a Hot Seat match</text:h>
      <text:p text:style-name="Text_20_body">Priority (<text:span text:style-name="T1">high</text:span>, mid, <text:span text:style-name="T2">low</text:span>)</text:p>
      <text:p text:style-name="Text_20_body">Participating actors</text:p>
      <text:list xml:id="list1107602947" text:style-name="L1">
        <text:list-item>
          <text:p text:style-name="P1">User1</text:p>
        </text:list-item>
        <text:list-item>
          <text:p text:style-name="P1">User2</text:p>
        </text:list-item>
      </text:list>
      <text:p text:style-name="Text_20_body">Normal flow of events</text:p>
      <text:p text:style-name="Text_20_body"><text:tab/>Two persons take turn acting as the User, interacting with the board as different players.</text:p>
      <text:p text:style-name="P2">Places a piece (User1)</text:p>
      <text:p text:style-name="P3">A piece in placed for User1, in the specified position (application)</text:p>
      <text:p text:style-name="P3">The active player is switched. (application)</text:p>
      <text:p text:style-name="P4"/>
      <text:p text:style-name="P2"/>
      <text:p text:style-name="P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4-15T12:58:07</dc:date>
    <dc:language>en-US</dc:language>
    <meta:editing-cycles>21</meta:editing-cycles>
    <meta:editing-duration>PT00H50M29S</meta:editing-duration>
    <dc:creator>Jonas Jacobson</dc:creator>
    <meta:document-statistic meta:table-count="0" meta:image-count="0" meta:object-count="0" meta:page-count="1" meta:paragraph-count="10" meta:word-count="57" meta:character-count="337"/>
    <meta:user-defined meta:name="Info 1"/>
    <meta:user-defined meta:name="Info 2"/>
    <meta:user-defined meta:name="Info 3"/>
    <meta:user-defined meta:name="Info 4"/>
  </office:meta>
</office:document-meta>
</file>